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_niceness_increase_idle" table:style-name="ta1">
        <table:shapes>
          <draw:frame draw:z-index="0" draw:style-name="gr1" draw:text-style-name="P1" svg:width="453.51pt" svg:height="255.09pt" svg:x="474.26pt" svg:y="7.54pt">
            <draw:object draw:notify-on-update-of-ranges="result_niceness_increase_idle.A1:result_niceness_increase_idle.A40 result_niceness_increase_idle.B1:result_niceness_increase_idle.B40 result_niceness_increase_idle.C1:result_niceness_increase_idle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.28903850696905" calcext:value-type="float">
            <text:p>1.28903850696905</text:p>
          </table:table-cell>
          <table:table-cell office:value-type="float" office:value="1.28461538461538" calcext:value-type="float">
            <text:p>1.2846153846153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.28549492085991" calcext:value-type="float">
            <text:p>1.28549492085991</text:p>
          </table:table-cell>
          <table:table-cell office:value-type="float" office:value="1.26201183431953" calcext:value-type="float">
            <text:p>1.26201183431953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.28726671391448" calcext:value-type="float">
            <text:p>1.28726671391448</text:p>
          </table:table-cell>
          <table:table-cell office:value-type="float" office:value="1.28177514792899" calcext:value-type="float">
            <text:p>1.2817751479289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.28147885660288" calcext:value-type="float">
            <text:p>1.28147885660288</text:p>
          </table:table-cell>
          <table:table-cell office:value-type="float" office:value="1.27727810650888" calcext:value-type="float">
            <text:p>1.2772781065088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.27120245688637" calcext:value-type="float">
            <text:p>1.27120245688637</text:p>
          </table:table-cell>
          <table:table-cell office:value-type="float" office:value="1.27005917159763" calcext:value-type="float">
            <text:p>1.2700591715976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.28608551854477" calcext:value-type="float">
            <text:p>1.28608551854477</text:p>
          </table:table-cell>
          <table:table-cell office:value-type="float" office:value="1.26781065088757" calcext:value-type="float">
            <text:p>1.2678106508875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.28738483345145" calcext:value-type="float">
            <text:p>1.28738483345145</text:p>
          </table:table-cell>
          <table:table-cell office:value-type="float" office:value="1.28650887573965" calcext:value-type="float">
            <text:p>1.2865088757396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.27391920623671" calcext:value-type="float">
            <text:p>1.27391920623671</text:p>
          </table:table-cell>
          <table:table-cell office:value-type="float" office:value="1.26118343195266" calcext:value-type="float">
            <text:p>1.2611834319526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.27427356484763" calcext:value-type="float">
            <text:p>1.27427356484763</text:p>
          </table:table-cell>
          <table:table-cell office:value-type="float" office:value="1.28804733727811" calcext:value-type="float">
            <text:p>1.288047337278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.29624379872431" calcext:value-type="float">
            <text:p>1.29624379872431</text:p>
          </table:table-cell>
          <table:table-cell office:value-type="float" office:value="1.26923076923077" calcext:value-type="float">
            <text:p>1.2692307692307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.27911646586345" calcext:value-type="float">
            <text:p>1.27911646586345</text:p>
          </table:table-cell>
          <table:table-cell office:value-type="float" office:value="1.2705325443787" calcext:value-type="float">
            <text:p>1.270532544378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.29057406094968" calcext:value-type="float">
            <text:p>1.29057406094968</text:p>
          </table:table-cell>
          <table:table-cell office:value-type="float" office:value="1.27443786982249" calcext:value-type="float">
            <text:p>1.2744378698224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.27332860855185" calcext:value-type="float">
            <text:p>1.27332860855185</text:p>
          </table:table-cell>
          <table:table-cell office:value-type="float" office:value="1.26852071005917" calcext:value-type="float">
            <text:p>1.2685207100591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.29872430900071" calcext:value-type="float">
            <text:p>1.29872430900071</text:p>
          </table:table-cell>
          <table:table-cell office:value-type="float" office:value="1.26840236686391" calcext:value-type="float">
            <text:p>1.2684023668639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.27510040160643" calcext:value-type="float">
            <text:p>1.27510040160643</text:p>
          </table:table-cell>
          <table:table-cell office:value-type="float" office:value="1.29278106508876" calcext:value-type="float">
            <text:p>1.2927810650887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.30994566501299" calcext:value-type="float">
            <text:p>1.30994566501299</text:p>
          </table:table-cell>
          <table:table-cell office:value-type="float" office:value="1.28378698224852" calcext:value-type="float">
            <text:p>1.2837869822485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27840774864163" calcext:value-type="float">
            <text:p>1.27840774864163</text:p>
          </table:table-cell>
          <table:table-cell office:value-type="float" office:value="1.2796449704142" calcext:value-type="float">
            <text:p>1.279644970414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.28738483345145" calcext:value-type="float">
            <text:p>1.28738483345145</text:p>
          </table:table-cell>
          <table:table-cell office:value-type="float" office:value="1.34899408284024" calcext:value-type="float">
            <text:p>1.3489940828402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28336876919443" calcext:value-type="float">
            <text:p>1.28336876919443</text:p>
          </table:table-cell>
          <table:table-cell office:value-type="float" office:value="1.50165680473373" calcext:value-type="float">
            <text:p>1.50165680473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0108669974014" calcext:value-type="float">
            <text:p>1.30108669974014</text:p>
          </table:table-cell>
          <table:table-cell office:value-type="float" office:value="1.6814201183432" calcext:value-type="float">
            <text:p>1.6814201183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9128277817151" calcext:value-type="float">
            <text:p>1.29128277817151</text:p>
          </table:table-cell>
          <table:table-cell office:value-type="float" office:value="2.12970414201183" calcext:value-type="float">
            <text:p>2.12970414201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9140089770848" calcext:value-type="float">
            <text:p>1.29140089770848</text:p>
          </table:table-cell>
          <table:table-cell office:value-type="float" office:value="2.27680473372781" calcext:value-type="float">
            <text:p>2.276804733727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8821167021025" calcext:value-type="float">
            <text:p>1.28821167021025</text:p>
          </table:table-cell>
          <table:table-cell office:value-type="float" office:value="2.56532544378698" calcext:value-type="float">
            <text:p>2.56532544378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1537916371368" calcext:value-type="float">
            <text:p>1.31537916371368</text:p>
          </table:table-cell>
          <table:table-cell office:value-type="float" office:value="3.50899408284024" calcext:value-type="float">
            <text:p>3.50899408284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317269076305" calcext:value-type="float">
            <text:p>1.29317269076305</text:p>
          </table:table-cell>
          <table:table-cell office:value-type="float" office:value="4.87940828402367" calcext:value-type="float">
            <text:p>4.879408284023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8124261752894" calcext:value-type="float">
            <text:p>1.28124261752894</text:p>
          </table:table-cell>
          <table:table-cell office:value-type="float" office:value="5.68378698224852" calcext:value-type="float">
            <text:p>5.68378698224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7309236947791" calcext:value-type="float">
            <text:p>1.27309236947791</text:p>
          </table:table-cell>
          <table:table-cell office:value-type="float" office:value="6.64934911242604" calcext:value-type="float">
            <text:p>6.64934911242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8289629104654" calcext:value-type="float">
            <text:p>1.28289629104654</text:p>
          </table:table-cell>
          <table:table-cell office:value-type="float" office:value="7.46378698224852" calcext:value-type="float">
            <text:p>7.463786982248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785258681786" calcext:value-type="float">
            <text:p>1.2785258681786</text:p>
          </table:table-cell>
          <table:table-cell office:value-type="float" office:value="9.48639053254438" calcext:value-type="float">
            <text:p>9.486390532544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826600519726" calcext:value-type="float">
            <text:p>1.2826600519726</text:p>
          </table:table-cell>
          <table:table-cell office:value-type="float" office:value="12.921775147929" calcext:value-type="float">
            <text:p>12.9217751479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242617528939" calcext:value-type="float">
            <text:p>1.31242617528939</text:p>
          </table:table-cell>
          <table:table-cell office:value-type="float" office:value="16.2085207100592" calcext:value-type="float">
            <text:p>16.20852071005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0805575242145" calcext:value-type="float">
            <text:p>1.30805575242145</text:p>
          </table:table-cell>
          <table:table-cell office:value-type="float" office:value="19.3750295857988" calcext:value-type="float">
            <text:p>19.37502958579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9636191826128" calcext:value-type="float">
            <text:p>1.29636191826128</text:p>
          </table:table-cell>
          <table:table-cell office:value-type="float" office:value="24.852899408284" calcext:value-type="float">
            <text:p>24.852899408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9860618946374" calcext:value-type="float">
            <text:p>1.29860618946374</text:p>
          </table:table-cell>
          <table:table-cell office:value-type="float" office:value="29.6618934911243" calcext:value-type="float">
            <text:p>29.66189349112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0923694779116" calcext:value-type="float">
            <text:p>1.30923694779116</text:p>
          </table:table-cell>
          <table:table-cell office:value-type="float" office:value="36.5862721893491" calcext:value-type="float">
            <text:p>36.58627218934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9270021261517" calcext:value-type="float">
            <text:p>1.29270021261517</text:p>
          </table:table-cell>
          <table:table-cell office:value-type="float" office:value="43.9805917159763" calcext:value-type="float">
            <text:p>43.98059171597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0285849279471" calcext:value-type="float">
            <text:p>1.30285849279471</text:p>
          </table:table-cell>
          <table:table-cell office:value-type="float" office:value="54.2078106508876" calcext:value-type="float">
            <text:p>54.20781065088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34266477675408" calcext:value-type="float">
            <text:p>1.34266477675408</text:p>
          </table:table-cell>
          <table:table-cell office:value-type="float" office:value="64.0594082840237" calcext:value-type="float">
            <text:p>64.05940828402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9411764705882" calcext:value-type="float">
            <text:p>1.29411764705882</text:p>
          </table:table-cell>
          <table:table-cell office:value-type="float" office:value="13.1304142011834" calcext:value-type="float">
            <text:p>13.13041420118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0403968816442" calcext:value-type="float">
            <text:p>1.30403968816442</text:p>
          </table:table-cell>
          <table:table-cell office:value-type="float" office:value="67.674674556213" calcext:value-type="float">
            <text:p>67.674674556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2-03T14:56:14.068714703</dc:date>
    <meta:editing-duration>PT5M7S</meta:editing-duration>
    <meta:editing-cycles>4</meta:editing-cycles>
    <meta:generator>LibreOffice/6.3.3.2.0$Linux_X86_64 LibreOffice_project/30$Build-2</meta:generator>
    <meta:document-statistic meta:table-count="1" meta:cell-count="120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77cm" svg:y="3.952cm" style:legend-expansion="high" chart:style-name="ch2"/>
        <chart:plot-area chart:style-name="ch3" table:cell-range-address="result_niceness_increase_idle.A1:result_niceness_increase_idle.C40" chart:data-source-has-labels="both" svg:x="1.331cm" svg:y="0.18cm" svg:width="11.126cm" svg:height="7.659cm">
          <chartooo:coordinate-region svg:x="1.952cm" svg:y="0.359cm" svg:width="10.365cm" svg:height="6.594cm"/>
          <chart:axis chart:dimension="x" chart:name="primary-x" chart:style-name="ch4" chartooo:axis-type="auto">
            <chartooo:date-scale/>
            <chart:title svg:x="6.189cm" svg:y="8.019cm" chart:style-name="ch5">
              <text:p>niceness</text:p>
            </chart:title>
            <chart:categories table:cell-range-address="result_niceness_increase_idle.A1:result_niceness_increase_idle.A40"/>
          </chart:axis>
          <chart:axis chart:dimension="y" chart:name="primary-y" chart:style-name="ch4">
            <chart:title svg:x="0.451cm" svg:y="6.209cm" chart:style-name="ch6">
              <text:p>ratio execution time / real time</text:p>
            </chart:title>
            <chart:grid chart:style-name="ch7" chart:class="major"/>
          </chart:axis>
          <chart:series chart:style-name="ch8" chart:values-cell-range-address="result_niceness_increase_idle.B1:result_niceness_increase_idle.B40" loext:label-string="sched_idle" chart:class="chart:line">
            <chart:data-point chart:repeated="40"/>
          </chart:series>
          <chart:series chart:style-name="ch9" chart:values-cell-range-address="result_niceness_increase_idle.C1:result_niceness_increase_idle.C40" loext:label-string="sched_other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idle</text:p>
              </table:table-cell>
              <table:table-cell office:value-type="string">
                <text:p>sched_other</text:p>
              </table:table-cell>
            </table:table-row>
          </table:table-header-rows>
          <table:table-rows>
            <table:table-row>
              <table:table-cell office:value-type="float" office:value="-19">
                <text:p>-19</text:p>
                <draw:g>
                  <svg:desc>result_niceness_increase_idle.A1:result_niceness_increase_idle.A40</svg:desc>
                </draw:g>
              </table:table-cell>
              <table:table-cell office:value-type="float" office:value="1.28903850696905">
                <text:p>1.28903850696905</text:p>
                <draw:g>
                  <svg:desc>result_niceness_increase_idle.B1:result_niceness_increase_idle.B40</svg:desc>
                </draw:g>
              </table:table-cell>
              <table:table-cell office:value-type="float" office:value="1.28461538461538">
                <text:p>1.28461538461538</text:p>
                <draw:g>
                  <svg:desc>result_niceness_increase_idle.C1:result_niceness_increase_idle.C40</svg:desc>
                </draw:g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1.28549492085991">
                <text:p>1.28549492085991</text:p>
              </table:table-cell>
              <table:table-cell office:value-type="float" office:value="1.26201183431953">
                <text:p>1.26201183431953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1.28726671391448">
                <text:p>1.28726671391448</text:p>
              </table:table-cell>
              <table:table-cell office:value-type="float" office:value="1.28177514792899">
                <text:p>1.28177514792899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1.28147885660288">
                <text:p>1.28147885660288</text:p>
              </table:table-cell>
              <table:table-cell office:value-type="float" office:value="1.27727810650888">
                <text:p>1.27727810650888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.27120245688637">
                <text:p>1.27120245688637</text:p>
              </table:table-cell>
              <table:table-cell office:value-type="float" office:value="1.27005917159763">
                <text:p>1.27005917159763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1.28608551854477">
                <text:p>1.28608551854477</text:p>
              </table:table-cell>
              <table:table-cell office:value-type="float" office:value="1.26781065088757">
                <text:p>1.26781065088757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1.28738483345145">
                <text:p>1.28738483345145</text:p>
              </table:table-cell>
              <table:table-cell office:value-type="float" office:value="1.28650887573965">
                <text:p>1.28650887573965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1.27391920623671">
                <text:p>1.27391920623671</text:p>
              </table:table-cell>
              <table:table-cell office:value-type="float" office:value="1.26118343195266">
                <text:p>1.26118343195266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1.27427356484763">
                <text:p>1.27427356484763</text:p>
              </table:table-cell>
              <table:table-cell office:value-type="float" office:value="1.28804733727811">
                <text:p>1.28804733727811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.29624379872431">
                <text:p>1.29624379872431</text:p>
              </table:table-cell>
              <table:table-cell office:value-type="float" office:value="1.26923076923077">
                <text:p>1.26923076923077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1.27911646586345">
                <text:p>1.27911646586345</text:p>
              </table:table-cell>
              <table:table-cell office:value-type="float" office:value="1.2705325443787">
                <text:p>1.2705325443787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1.29057406094968">
                <text:p>1.29057406094968</text:p>
              </table:table-cell>
              <table:table-cell office:value-type="float" office:value="1.27443786982249">
                <text:p>1.27443786982249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1.27332860855185">
                <text:p>1.27332860855185</text:p>
              </table:table-cell>
              <table:table-cell office:value-type="float" office:value="1.26852071005917">
                <text:p>1.26852071005917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.29872430900071">
                <text:p>1.29872430900071</text:p>
              </table:table-cell>
              <table:table-cell office:value-type="float" office:value="1.26840236686391">
                <text:p>1.26840236686391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.27510040160643">
                <text:p>1.27510040160643</text:p>
              </table:table-cell>
              <table:table-cell office:value-type="float" office:value="1.29278106508876">
                <text:p>1.2927810650887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1.30994566501299">
                <text:p>1.30994566501299</text:p>
              </table:table-cell>
              <table:table-cell office:value-type="float" office:value="1.28378698224852">
                <text:p>1.28378698224852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1.27840774864163">
                <text:p>1.27840774864163</text:p>
              </table:table-cell>
              <table:table-cell office:value-type="float" office:value="1.2796449704142">
                <text:p>1.2796449704142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1.28738483345145">
                <text:p>1.28738483345145</text:p>
              </table:table-cell>
              <table:table-cell office:value-type="float" office:value="1.34899408284024">
                <text:p>1.3489940828402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.28336876919443">
                <text:p>1.28336876919443</text:p>
              </table:table-cell>
              <table:table-cell office:value-type="float" office:value="1.50165680473373">
                <text:p>1.501656804733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30108669974014">
                <text:p>1.30108669974014</text:p>
              </table:table-cell>
              <table:table-cell office:value-type="float" office:value="1.6814201183432">
                <text:p>1.681420118343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29128277817151">
                <text:p>1.29128277817151</text:p>
              </table:table-cell>
              <table:table-cell office:value-type="float" office:value="2.12970414201183">
                <text:p>2.129704142011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9140089770848">
                <text:p>1.29140089770848</text:p>
              </table:table-cell>
              <table:table-cell office:value-type="float" office:value="2.27680473372781">
                <text:p>2.276804733727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28821167021025">
                <text:p>1.28821167021025</text:p>
              </table:table-cell>
              <table:table-cell office:value-type="float" office:value="2.56532544378698">
                <text:p>2.565325443786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31537916371368">
                <text:p>1.31537916371368</text:p>
              </table:table-cell>
              <table:table-cell office:value-type="float" office:value="3.50899408284024">
                <text:p>3.508994082840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9317269076305">
                <text:p>1.29317269076305</text:p>
              </table:table-cell>
              <table:table-cell office:value-type="float" office:value="4.87940828402367">
                <text:p>4.879408284023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28124261752894">
                <text:p>1.28124261752894</text:p>
              </table:table-cell>
              <table:table-cell office:value-type="float" office:value="5.68378698224852">
                <text:p>5.683786982248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27309236947791">
                <text:p>1.27309236947791</text:p>
              </table:table-cell>
              <table:table-cell office:value-type="float" office:value="6.64934911242604">
                <text:p>6.649349112426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8289629104654">
                <text:p>1.28289629104654</text:p>
              </table:table-cell>
              <table:table-cell office:value-type="float" office:value="7.46378698224852">
                <text:p>7.463786982248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785258681786">
                <text:p>1.2785258681786</text:p>
              </table:table-cell>
              <table:table-cell office:value-type="float" office:value="9.48639053254438">
                <text:p>9.486390532544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826600519726">
                <text:p>1.2826600519726</text:p>
              </table:table-cell>
              <table:table-cell office:value-type="float" office:value="12.921775147929">
                <text:p>12.9217751479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31242617528939">
                <text:p>1.31242617528939</text:p>
              </table:table-cell>
              <table:table-cell office:value-type="float" office:value="16.2085207100592">
                <text:p>16.20852071005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30805575242145">
                <text:p>1.30805575242145</text:p>
              </table:table-cell>
              <table:table-cell office:value-type="float" office:value="19.3750295857988">
                <text:p>19.375029585798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29636191826128">
                <text:p>1.29636191826128</text:p>
              </table:table-cell>
              <table:table-cell office:value-type="float" office:value="24.852899408284">
                <text:p>24.85289940828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29860618946374">
                <text:p>1.29860618946374</text:p>
              </table:table-cell>
              <table:table-cell office:value-type="float" office:value="29.6618934911243">
                <text:p>29.66189349112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30923694779116">
                <text:p>1.30923694779116</text:p>
              </table:table-cell>
              <table:table-cell office:value-type="float" office:value="36.5862721893491">
                <text:p>36.58627218934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29270021261517">
                <text:p>1.29270021261517</text:p>
              </table:table-cell>
              <table:table-cell office:value-type="float" office:value="43.9805917159763">
                <text:p>43.980591715976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30285849279471">
                <text:p>1.30285849279471</text:p>
              </table:table-cell>
              <table:table-cell office:value-type="float" office:value="54.2078106508876">
                <text:p>54.20781065088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34266477675408">
                <text:p>1.34266477675408</text:p>
              </table:table-cell>
              <table:table-cell office:value-type="float" office:value="64.0594082840237">
                <text:p>64.059408284023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29411764705882">
                <text:p>1.29411764705882</text:p>
              </table:table-cell>
              <table:table-cell office:value-type="float" office:value="13.1304142011834">
                <text:p>13.13041420118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0403968816442">
                <text:p>1.30403968816442</text:p>
              </table:table-cell>
              <table:table-cell office:value-type="float" office:value="67.674674556213">
                <text:p>67.674674556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